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1d18" officeooo:paragraph-rsid="000f1d18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f1d18" officeooo:paragraph-rsid="000f1d1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fac4a" officeooo:paragraph-rsid="000fac4a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Arial" fo:font-size="12pt" style:text-underline-style="solid" style:text-underline-width="auto" style:text-underline-color="font-color" fo:font-weight="normal" officeooo:rsid="000f1d18" officeooo:paragraph-rsid="000f1d18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0fac4a" officeooo:paragraph-rsid="000fac4a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0f1d18" officeooo:paragraph-rsid="000f1d18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officeooo:rsid="000f1d18" officeooo:paragraph-rsid="000f1d18"/>
    </style:style>
    <style:style style:name="T1" style:family="text">
      <style:text-properties officeooo:rsid="000fac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ac4a" style:font-weight-asian="bold" style:font-weight-complex="bold"/>
    </style:style>
    <style:style style:name="T4" style:family="text">
      <style:text-properties fo:font-weight="bold" officeooo:rsid="0011204b" style:font-weight-asian="bold" style:font-weight-complex="bold"/>
    </style:style>
    <style:style style:name="T5" style:family="text">
      <style:text-properties officeooo:rsid="0011204b"/>
    </style:style>
    <style:style style:name="T6" style:family="text">
      <style:text-properties style:text-position="sub 58%" fo:font-weight="bold" officeooo:rsid="0011204b" style:font-weight-asian="bold" style:font-weight-complex="bold"/>
    </style:style>
    <style:style style:name="T7" style:family="text">
      <style:text-properties style:text-position="sub 58%" officeooo:rsid="0011204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forme Estructuras de datos</text:p>
      <text:p text:style-name="P7"/>
      <text:p text:style-name="P5">Definición del problema</text:p>
      <text:p text:style-name="P5"/>
      <text:p text:style-name="P3">El problema básico de búsqueda en texto consiste en encontrar todas las ocurrencias de un patrón P de largo <text:span text:style-name="T2">m</text:span> en un texto <text:span text:style-name="T2">T</text:span> de largo <text:span text:style-name="T2">n</text:span>. Existen diferentes soluciones a este problema que tratan de mejorar el algoritmo de fuerza bruta (complejidad O(nm)) asintóticamente o en la práctica. En este proyecto se implementará como baseline el algoritmo de fuerza bruta. Además, se implementarán algunos de los algoritmos más conocidos para resolver el problema (Boyer-Moore, Knuth-Morris-Prat, Rabin-Karp, etc.).</text:p>
      <text:p text:style-name="P7"/>
      <text:p text:style-name="P6">Características de los algoritmos implementados</text:p>
      <text:p text:style-name="P2"/>
      <text:list xml:id="list2049024206390837040" text:style-name="L1">
        <text:list-item>
          <text:p text:style-name="P4">Fuerza Bruta: <text:span text:style-name="T1"><text:s/>Este algoritmo es el más básico y simple de todos. Se hace un recorrido secuencial sobre los caracteres </text:span><text:span text:style-name="T3">c</text:span><text:span text:style-name="T6">t</text:span><text:span text:style-name="T1"> de </text:span><text:span text:style-name="T3">T </text:span><text:span text:style-name="T5">de cierta posición </text:span><text:span text:style-name="T4">i</text:span><text:span text:style-name="T5">, luego, por cada uno, se hace un recorrido secuencial sobre los caracteres </text:span></text:p>
        </text:list-item>
      </text:list>
      <text:p text:style-name="P1"/>
      <text:p text:style-name="P1"/>
      <text:p text:style-name="P1">• Describir las decisiones de implementación más importantes.</text:p>
      <text:p text:style-name="P1">• Evaluar experimentalmente los algoritmos seleccionados. Dado que los algoritmos son</text:p>
      <text:p text:style-name="P1">relativamente sencillos y conocidos, la carga principal del proyecto reside en esta evaluación</text:p>
      <text:p text:style-name="P1">experimental. Recomendaciones, emplear diferentes datasets (sintéticos vs. reales), estudiar</text:p>
      <text:p text:style-name="P1">influencia del tamaño del texto/patrón, buscar peores/mejores caso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0:55:42.262730253</meta:creation-date>
    <dc:date>2016-10-21T12:10:15.685733603</dc:date>
    <meta:editing-duration>PT43M32S</meta:editing-duration>
    <meta:editing-cycles>1</meta:editing-cycles>
    <meta:document-statistic meta:table-count="0" meta:image-count="0" meta:object-count="0" meta:page-count="1" meta:paragraph-count="10" meta:word-count="180" meta:character-count="1233" meta:non-whitespace-character-count="1062"/>
    <meta:generator>LibreOffice/5.2.2.2.0$Linux_X86_64 LibreOffice_project/20m0$Build-2</meta:generator>
  </office:meta>
</office:document-meta>
</file>